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gr1" style:family="graphic">
      <style:graphic-properties style:protect="size"/>
    </style:style>
    <style:style style:name="pr1" style:family="presentation" style:parent-style-name="vvvv-title">
      <style:graphic-properties fo:min-height="3.256cm"/>
    </style:style>
    <style:style style:name="pr2" style:family="presentation" style:parent-style-name="vvvv-subtitle">
      <style:graphic-properties draw:fill-color="#ffffff" fo:min-height="10.148cm"/>
    </style:style>
    <style:style style:name="pr3" style:family="presentation" style:parent-style-name="vvvv-notes">
      <style:graphic-properties draw:fill-color="#ffffff" draw:auto-grow-height="true" fo:min-height="13.364cm"/>
    </style:style>
    <style:style style:name="pr4" style:family="presentation" style:parent-style-name="vvvv-title">
      <style:graphic-properties draw:auto-grow-height="true" fo:min-height="2.343cm"/>
    </style:style>
    <style:style style:name="pr5" style:family="presentation" style:parent-style-name="vvvv-outline1">
      <style:graphic-properties fo:min-height="13.023cm"/>
    </style:style>
    <style:style style:name="pr6" style:family="presentation" style:parent-style-name="vvvv-outline1">
      <style:graphic-properties draw:auto-grow-height="true" fo:min-height="12.18cm"/>
    </style:style>
    <style:style style:name="pr7" style:family="presentation" style:parent-style-name="vvvv-title">
      <style:graphic-properties fo:min-height="2.718cm"/>
    </style:style>
    <style:style style:name="pr8" style:family="presentation" style:parent-style-name="vvvv-outline1">
      <style:graphic-properties draw:auto-grow-height="true" fo:min-height="13.274cm"/>
    </style:style>
    <style:style style:name="pr9" style:family="presentation" style:parent-style-name="vvvv-outline1">
      <style:graphic-properties fo:min-height="13.024cm"/>
    </style:style>
    <style:style style:name="pr10" style:family="presentation" style:parent-style-name="vvvv-notes">
      <style:graphic-properties draw:fill-color="#ffffff" fo:min-height="13.364cm"/>
    </style:style>
    <style:style style:name="pr11" style:family="presentation" style:parent-style-name="vvvv-outline1">
      <style:graphic-properties fo:min-height="13.609cm"/>
    </style:style>
    <style:style style:name="pr12" style:family="presentation" style:parent-style-name="vvvv-title">
      <style:graphic-properties fo:min-height="2.343cm"/>
    </style:style>
    <style:style style:name="pr13" style:family="presentation" style:parent-style-name="vvvv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8.1000003814697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24pt" style:font-size-complex="24pt"/>
    </style:style>
    <style:style style:name="T5" style:family="text">
      <style:text-properties fo:font-size="24pt" style:text-underline-style="none"/>
    </style:style>
    <style:style style:name="T6" style:family="text">
      <style:text-properties fo:font-size="24pt"/>
    </style:style>
    <style:style style:name="T7" style:family="text">
      <style:text-properties fo:font-size="24pt" fo:font-style="normal" style:text-underline-style="none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DE13</presentation:footer-decl>
      <presentation:date-time-decl presentation:name="dtd1" presentation:source="fixed">14.02.2013</presentation:date-time-decl>
      <draw:page draw:name="page1" draw:style-name="dp1" draw:master-page-name="vvvv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4.335cm" svg:x="1.5cm" svg:y="3cm" presentation:class="title" presentation:user-transformed="true">
          <draw:text-box>
            <text:p text:style-name="P1">Vector Mathematics &amp;<text:line-break/> Transformations</text:p>
          </draw:text-box>
        </draw:frame>
        <draw:frame presentation:style-name="pr2" draw:text-style-name="P2" draw:layer="layout" svg:width="25.199cm" svg:height="10.148cm" svg:x="1.4cm" svg:y="8.5cm" presentation:class="subtitle" presentation:user-transformed="true">
          <draw:text-box>
            <text:p><text:span text:style-name="T1">Sebastian Gregor &amp; Tebjan Halm</text:span></text:p>
            <text:p><text:span text:style-name="T1"/></text:p>
            <text:p><text:span text:style-name="T2">NODE13</text:span></text:p>
            <text:p><text:span text:style-name="T2"/></text:p>
            <text:p><text:span text:style-name="T2">14.02.2013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vvv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layer="layout" svg:width="25.199cm" svg:height="2.343cm" svg:x="1.4cm" svg:y="2cm" presentation:class="title">
          <draw:text-box>
            <text:p>Overview</text:p>
          </draw:text-box>
        </draw:frame>
        <draw:frame presentation:style-name="pr5" draw:layer="layout" svg:width="23.799cm" svg:height="13.023cm" svg:x="2.8cm" svg:y="5.5cm" presentation:class="outline" presentation:user-transformed="true">
          <draw:text-box>
            <text:list text:style-name="L2">
              <text:list-item>
                <text:p xml:id="id3" text:id="id3">Abstract Intro</text:p>
              </text:list-item>
              <text:list-item>
                <text:p xml:id="id4" text:id="id4">+-*/</text:p>
              </text:list-item>
              <text:list-item>
                <text:p xml:id="id5" text:id="id5">Frequently used Math</text:p>
              </text:list-item>
              <text:list-item>
                <text:p xml:id="id6" text:id="id6">Object Transformations</text:p>
              </text:list-item>
              <text:list-item>
                <text:p xml:id="id7" text:id="id7">Camera Transformation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vvv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6" draw:layer="layout" svg:width="23.099cm" svg:height="12.18cm" svg:x="3.5cm" svg:y="5.5cm" presentation:class="outline">
          <draw:text-box>
            <text:list text:style-name="L2">
              <text:list-header>
                <text:p/>
                <text:p/>
                <text:p/>
                <text:p>“Mathematics is the <text:span text:style-name="T3">art</text:span> of solving problems”</text:p>
                <text:p><text:span text:style-name="T4">(Prof. Dr. Fischer, 2003)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vvv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7" draw:layer="layout" svg:width="25.199cm" svg:height="2.718cm" svg:x="1.4cm" svg:y="1.5cm" presentation:class="title" presentation:user-transformed="true">
          <draw:text-box>
            <text:p>What else?</text:p>
          </draw:text-box>
        </draw:frame>
        <draw:frame presentation:style-name="pr5" draw:layer="layout" svg:width="24.199cm" svg:height="13.023cm" svg:x="2.4cm" svg:y="5.5cm" presentation:class="outline" presentation:user-transformed="true">
          <draw:text-box>
            <text:list text:style-name="L2">
              <text:list-item>
                <text:p xml:id="id10" text:id="id10">A multipurpose toolkit</text:p>
              </text:list-item>
              <text:list-item>
                <text:p xml:id="id11" text:id="id11">Provides a huge set of concepts to solve problems</text:p>
              </text:list-item>
              <text:list-item>
                <text:p xml:id="id12" text:id="id12">It can only describe one particular aspect of a thing</text:p>
              </text:list-item>
              <text:list-item>
                <text:p xml:id="id13" text:id="id13">Abstract and ideal</text:p>
              </text:list-item>
              <text:list-item>
                <text:p xml:id="id14" text:id="id14">Real world ↔ Mathematical description 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02s" smil:fill="hold" smil:targetElement="id10" anim:sub-item="text" smil:attributeName="visibility" smil:to="visible"/>
                  <anim:animate smil:dur="1s" smil:fill="hold" smil:targetElement="id10" anim:sub-item="text" smil:attributeName="width" smil:values="0;1" smil:keyTimes="0;1" anim:formula="width*sin(2.5*pi*$)"/>
                  <anim:animate smil:dur="1s" smil:fill="hold" smil:targetElement="id10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02s" smil:fill="hold" smil:targetElement="id11" anim:sub-item="text" smil:attributeName="visibility" smil:to="visible"/>
                  <anim:animate smil:dur="1s" smil:fill="hold" smil:targetElement="id11" anim:sub-item="text" smil:attributeName="width" smil:values="0;1" smil:keyTimes="0;1" anim:formula="width*sin(2.5*pi*$)"/>
                  <anim:animate smil:dur="1s" smil:fill="hold" smil:targetElement="id1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02s" smil:fill="hold" smil:targetElement="id12" anim:sub-item="text" smil:attributeName="visibility" smil:to="visible"/>
                  <anim:animate smil:dur="1s" smil:fill="hold" smil:targetElement="id12" anim:sub-item="text" smil:attributeName="width" smil:values="0;1" smil:keyTimes="0;1" anim:formula="width*sin(2.5*pi*$)"/>
                  <anim:animate smil:dur="1s" smil:fill="hold" smil:targetElement="id12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02s" smil:fill="hold" smil:targetElement="id13" anim:sub-item="text" smil:attributeName="visibility" smil:to="visible"/>
                  <anim:animate smil:dur="1s" smil:fill="hold" smil:targetElement="id13" anim:sub-item="text" smil:attributeName="width" smil:values="0;1" smil:keyTimes="0;1" anim:formula="width*sin(2.5*pi*$)"/>
                  <anim:animate smil:dur="1s" smil:fill="hold" smil:targetElement="id1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02s" smil:fill="hold" smil:targetElement="id14" anim:sub-item="text" smil:attributeName="visibility" smil:to="visible"/>
                  <anim:animate smil:dur="1s" smil:fill="hold" smil:targetElement="id14" anim:sub-item="text" smil:attributeName="width" smil:values="0;1" smil:keyTimes="0;1" anim:formula="width*sin(2.5*pi*$)"/>
                  <anim:animate smil:dur="1s" smil:fill="hold" smil:targetElement="id14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vvv" presentation:presentation-page-layout-name="AL2T1" presentation:use-footer-name="ftr1" presentation:use-date-time-name="dtd1" xml:id="id15" draw:id="id15">
        <draw:frame presentation:style-name="pr4" draw:layer="layout" svg:width="25.199cm" svg:height="2.343cm" svg:x="1.201cm" svg:y="1.6cm" presentation:class="title" presentation:user-transformed="true">
          <draw:text-box>
            <text:p>How does it work (basically)?</text:p>
          </draw:text-box>
        </draw:frame>
        <draw:frame presentation:style-name="pr8" draw:layer="layout" svg:width="24.199cm" svg:height="13.274cm" svg:x="2.4cm" svg:y="5.5cm" presentation:class="outline" presentation:user-transformed="true">
          <draw:text-box>
            <text:list text:style-name="L2">
              <text:list-item>
                <text:p xml:id="id16" text:id="id16">By giving things a name!</text:p>
              </text:list-item>
              <text:list-item>
                <text:p xml:id="id17" text:id="id17">Means bind the properties you want to describe </text:p>
              </text:list-item>
              <text:list-item>
                <text:p xml:id="id18" text:id="id18">Then build systems with the symbols </text:p>
              </text:list-item>
              <text:list-item>
                <text:p xml:id="id19" text:id="id19">Replace the symbol by its 'content' to calculate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1s" smil:fill="hold" smil:targetElement="id16" anim:sub-item="text" smil:attributeName="visibility" smil:to="visible"/>
                  <anim:animate smil:dur="5s" smil:fill="hold" smil:targetElement="id16" anim:sub-item="text" smil:attributeName="width" smil:values="0;1" smil:keyTimes="0;1" anim:formula="width*sin(2.5*pi*$)"/>
                  <anim:animate smil:dur="5s" smil:fill="hold" smil:targetElement="id1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1s" smil:fill="hold" smil:targetElement="id17" anim:sub-item="text" smil:attributeName="visibility" smil:to="visible"/>
                  <anim:animate smil:dur="5s" smil:fill="hold" smil:targetElement="id17" anim:sub-item="text" smil:attributeName="width" smil:values="0;1" smil:keyTimes="0;1" anim:formula="width*sin(2.5*pi*$)"/>
                  <anim:animate smil:dur="5s" smil:fill="hold" smil:targetElement="id1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1s" smil:fill="hold" smil:targetElement="id18" anim:sub-item="text" smil:attributeName="visibility" smil:to="visible"/>
                  <anim:animate smil:dur="5s" smil:fill="hold" smil:targetElement="id18" anim:sub-item="text" smil:attributeName="width" smil:values="0;1" smil:keyTimes="0;1" anim:formula="width*sin(2.5*pi*$)"/>
                  <anim:animate smil:dur="5s" smil:fill="hold" smil:targetElement="id18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group-id="1">
                  <anim:set smil:begin="0s" smil:dur="0.001s" smil:fill="hold" smil:targetElement="id19" anim:sub-item="text" smil:attributeName="visibility" smil:to="visible"/>
                  <anim:animate smil:dur="5s" smil:fill="hold" smil:targetElement="id19" anim:sub-item="text" smil:attributeName="width" smil:values="0;1" smil:keyTimes="0;1" anim:formula="width*sin(2.5*pi*$)"/>
                  <anim:animate smil:dur="5s" smil:fill="hold" smil:targetElement="id19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vvv" presentation:presentation-page-layout-name="AL2T1" presentation:use-footer-name="ftr1" presentation:use-date-time-name="dtd1" xml:id="id20" draw:id="id20">
        <draw:frame presentation:style-name="pr4" draw:layer="layout" svg:width="25.199cm" svg:height="2.343cm" svg:x="1.4cm" svg:y="1.457cm" presentation:class="title" presentation:user-transformed="true">
          <draw:text-box>
            <text:p>How does it work (really)?</text:p>
          </draw:text-box>
        </draw:frame>
        <draw:frame presentation:style-name="pr5" draw:layer="layout" svg:width="24.199cm" svg:height="13.023cm" svg:x="2.4cm" svg:y="5.5cm" presentation:class="outline" presentation:user-transformed="true">
          <draw:text-box>
            <text:list text:style-name="L2">
              <text:list-item>
                <text:p xml:id="id21" text:id="id21">Take 3 numbers and give them a name:</text:p>
                <text:list>
                  <text:list-item>
                    <text:p xml:id="id22" text:id="id22"><text:span text:style-name="T1">A = 10, B = 20, C = 30</text:span></text:p>
                  </text:list-item>
                </text:list>
              </text:list-item>
              <text:list-item>
                <text:p xml:id="id23" text:id="id23">They mean nothing if they are not associated</text:p>
              </text:list-item>
              <text:list-item>
                <text:p xml:id="id24" text:id="id24">Exaples: </text:p>
                <text:list>
                  <text:list-item>
                    <text:p xml:id="id25" text:id="id25"><text:span text:style-name="T1">size of a box, position in space, speed of 3 vehicles</text:span></text:p>
                  </text:list-item>
                </text:list>
              </text:list-item>
              <text:list-item>
                <text:p xml:id="id26" text:id="id26">One aspect (real world) ↔ Mathematical description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0" smil:targetElement="id21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  <anim:iterate smil:begin="0s" smil:fill="hold" presentation:node-type="with-previous" presentation:preset-class="entrance" presentation:preset-id="ooo-entrance-colored-lettering" presentation:group-id="0" smil:targetElement="id22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0" smil:targetElement="id23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0" smil:targetElement="id24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  <anim:iterate smil:begin="0s" smil:fill="hold" presentation:node-type="with-previous" presentation:preset-class="entrance" presentation:preset-id="ooo-entrance-colored-lettering" presentation:group-id="0" smil:targetElement="id25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0" smil:targetElement="id26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vvv" presentation:presentation-page-layout-name="AL2T1" presentation:use-footer-name="ftr1" presentation:use-date-time-name="dtd1" xml:id="id27" draw:id="id27">
        <draw:frame presentation:style-name="pr4" draw:layer="layout" svg:width="25.199cm" svg:height="2.343cm" svg:x="1.401cm" svg:y="1.4cm" presentation:class="title" presentation:user-transformed="true">
          <draw:text-box>
            <text:p>What's the problem?</text:p>
          </draw:text-box>
        </draw:frame>
        <draw:frame presentation:style-name="pr9" draw:layer="layout" svg:width="24.199cm" svg:height="12.18cm" svg:x="2.4cm" svg:y="5.5cm" presentation:class="outline" presentation:user-transformed="true">
          <draw:text-box>
            <text:list text:style-name="L2">
              <text:list-item>
                <text:p xml:id="id28" text:id="id28">Abbreviations, Greek Letters</text:p>
              </text:list-item>
              <text:list-item>
                <text:p xml:id="id29" text:id="id29">Mathematicians are lazy and want to save space</text:p>
              </text:list-item>
              <text:list-item>
                <text:p xml:id="id30" text:id="id30">Formulas became shorter and hard to grasp:</text:p>
                <text:p xml:id="id31" text:id="id31"><text:span text:style-name="T5">v</text:span><text:span text:style-name="T6"> = </text:span><text:span text:style-name="T7">Δs</text:span><text:span text:style-name="T6">/Δt </text:span></text:p>
                <text:p xml:id="id32" text:id="id32"><text:span text:style-name="T6">→ </text:span><text:span text:style-name="T6">speed = distance/time interval</text:span></text:p>
                <text:p xml:id="id33" text:id="id33"><text:span text:style-name="T6">→ </text:span><text:span text:style-name="T6">average speed during the ride = distance of the ride / time needed for the ride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smil:accelerate="0.5" presentation:node-type="on-click" presentation:preset-class="entrance" presentation:preset-id="ooo-entrance-sling" presentation:group-id="0">
                  <anim:set smil:begin="0s" smil:dur="0.001s" smil:fill="hold" smil:targetElement="id28" anim:sub-item="text" smil:attributeName="visibility" smil:to="visible"/>
                  <anim:animate smil:dur="1s" smil:fill="hold" smil:targetElement="id28" anim:sub-item="text" smil:attributeName="rotate" smil:values="90;90;90;0" smil:keyTimes="0;0.8;0.8;1"/>
                  <anim:animate smil:dur="1s" smil:fill="hold" smil:targetElement="id28" anim:sub-item="text" smil:attributeName="x" smil:values="-1;0.949999988079071;x" smil:keyTimes="0;0.5;1"/>
                  <anim:animate smil:dur="1s" smil:fill="hold" smil:targetElement="id28" anim:sub-item="text" smil:attributeName="y" smil:values="y;y" smil:keyTimes="0;1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 presentation:group-id="0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rotate" smil:values="90;90;90;0" smil:keyTimes="0;0.8;0.8;1"/>
                  <anim:animate smil:dur="1s" smil:fill="hold" smil:targetElement="id29" anim:sub-item="text" smil:attributeName="x" smil:values="-1;0.949999988079071;x" smil:keyTimes="0;0.5;1"/>
                  <anim:animate smil:dur="1s" smil:fill="hold" smil:targetElement="id29" anim:sub-item="text" smil:attributeName="y" smil:values="y;y" smil:keyTimes="0;1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 presentation:group-id="0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rotate" smil:values="90;90;90;0" smil:keyTimes="0;0.8;0.8;1"/>
                  <anim:animate smil:dur="1s" smil:fill="hold" smil:targetElement="id30" anim:sub-item="text" smil:attributeName="x" smil:values="-1;0.949999988079071;x" smil:keyTimes="0;0.5;1"/>
                  <anim:animate smil:dur="1s" smil:fill="hold" smil:targetElement="id30" anim:sub-item="text" smil:attributeName="y" smil:values="y;y" smil:keyTimes="0;1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 presentation:group-id="0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rotate" smil:values="90;90;90;0" smil:keyTimes="0;0.8;0.8;1"/>
                  <anim:animate smil:dur="1s" smil:fill="hold" smil:targetElement="id31" anim:sub-item="text" smil:attributeName="x" smil:values="-1;0.949999988079071;x" smil:keyTimes="0;0.5;1"/>
                  <anim:animate smil:dur="1s" smil:fill="hold" smil:targetElement="id31" anim:sub-item="text" smil:attributeName="y" smil:values="y;y" smil:keyTimes="0;1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 presentation:group-id="0">
                  <anim:set smil:begin="0s" smil:dur="0.001s" smil:fill="hold" smil:targetElement="id32" anim:sub-item="text" smil:attributeName="visibility" smil:to="visible"/>
                  <anim:animate smil:dur="1s" smil:fill="hold" smil:targetElement="id32" anim:sub-item="text" smil:attributeName="rotate" smil:values="90;90;90;0" smil:keyTimes="0;0.8;0.8;1"/>
                  <anim:animate smil:dur="1s" smil:fill="hold" smil:targetElement="id32" anim:sub-item="text" smil:attributeName="x" smil:values="-1;0.949999988079071;x" smil:keyTimes="0;0.5;1"/>
                  <anim:animate smil:dur="1s" smil:fill="hold" smil:targetElement="id32" anim:sub-item="text" smil:attributeName="y" smil:values="y;y" smil:keyTimes="0;1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 presentation:group-id="0">
                  <anim:set smil:begin="0s" smil:dur="0.001s" smil:fill="hold" smil:targetElement="id33" anim:sub-item="text" smil:attributeName="visibility" smil:to="visible"/>
                  <anim:animate smil:dur="1s" smil:fill="hold" smil:targetElement="id33" anim:sub-item="text" smil:attributeName="rotate" smil:values="90;90;90;0" smil:keyTimes="0;0.8;0.8;1"/>
                  <anim:animate smil:dur="1s" smil:fill="hold" smil:targetElement="id33" anim:sub-item="text" smil:attributeName="x" smil:values="-1;0.949999988079071;x" smil:keyTimes="0;0.5;1"/>
                  <anim:animate smil:dur="1s" smil:fill="hold" smil:targetElement="id33" anim:sub-item="text" smil:attributeName="y" smil:values="y;y" smil:keyTimes="0;1"/>
                  <anim:transitionFilter smil:dur="1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vvv" presentation:presentation-page-layout-name="AL2T1" presentation:use-footer-name="ftr1" presentation:use-date-time-name="dtd1" xml:id="id34" draw:id="id34">
        <draw:frame presentation:style-name="pr4" draw:layer="layout" svg:width="25.199cm" svg:height="2.343cm" svg:x="1.4cm" svg:y="1.457cm" presentation:class="title" presentation:user-transformed="true">
          <draw:text-box>
            <text:p>What can I do with it?</text:p>
          </draw:text-box>
        </draw:frame>
        <draw:frame presentation:style-name="pr11" draw:layer="layout" svg:width="24.199cm" svg:height="13.609cm" svg:x="2.4cm" svg:y="4.914cm" presentation:class="outline" presentation:user-transformed="true">
          <draw:text-box>
            <text:list text:style-name="L2">
              <text:list-item>
                <text:p xml:id="id35" text:id="id35">Physics</text:p>
                <text:list>
                  <text:list-item>
                    <text:p xml:id="id36" text:id="id36">simulation</text:p>
                  </text:list-item>
                </text:list>
              </text:list-item>
              <text:list-item>
                <text:p xml:id="id37" text:id="id37">Measurement, Error correction</text:p>
              </text:list-item>
              <text:list-item>
                <text:p xml:id="id38" text:id="id38">Economy</text:p>
                <text:list>
                  <text:list-item>
                    <text:p xml:id="id39" text:id="id39">Probability, game theory</text:p>
                  </text:list-item>
                </text:list>
              </text:list-item>
              <text:list-item>
                <text:p xml:id="id40" text:id="id40">Geometry</text:p>
                <text:list>
                  <text:list-item>
                    <text:p xml:id="id41" text:id="id41">Analytic geometry (that's what we use)</text:p>
                  </text:list-item>
                  <text:list-item>
                    <text:p xml:id="id42" text:id="id42">Computer graphics (yea!)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 presentation:group-id="0">
                  <anim:set smil:begin="0s" smil:dur="0.001s" smil:fill="hold" smil:targetElement="id35" anim:sub-item="text" smil:attributeName="visibility" smil:to="visible"/>
                  <anim:animate smil:dur="1s" smil:fill="hold" smil:targetElement="id35" anim:sub-item="text" smil:attributeName="width" smil:values="0;width" smil:keyTimes="0;1"/>
                  <anim:animate smil:dur="1s" smil:fill="hold" smil:targetElement="id35" anim:sub-item="text" smil:attributeName="height" smil:values="0;height" smil:keyTimes="0;1"/>
                  <anim:animate smil:dur="1s" smil:fill="hold" smil:targetElement="id35" anim:sub-item="text" smil:attributeName="x" smil:values="0;1" smil:keyTimes="0;1" anim:formula="x+(cos(-2*pi*(1-$))*-x-sin(-2*pi*(1-$))*(1-y))*(1-$)"/>
                  <anim:animate smil:dur="1s" smil:fill="hold" smil:targetElement="id35" anim:sub-item="text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 presentation:group-id="0">
                  <anim:set smil:begin="0s" smil:dur="0.001s" smil:fill="hold" smil:targetElement="id36" anim:sub-item="text" smil:attributeName="visibility" smil:to="visible"/>
                  <anim:animate smil:dur="1s" smil:fill="hold" smil:targetElement="id36" anim:sub-item="text" smil:attributeName="width" smil:values="0;width" smil:keyTimes="0;1"/>
                  <anim:animate smil:dur="1s" smil:fill="hold" smil:targetElement="id36" anim:sub-item="text" smil:attributeName="height" smil:values="0;height" smil:keyTimes="0;1"/>
                  <anim:animate smil:dur="1s" smil:fill="hold" smil:targetElement="id36" anim:sub-item="text" smil:attributeName="x" smil:values="0;1" smil:keyTimes="0;1" anim:formula="x+(cos(-2*pi*(1-$))*-x-sin(-2*pi*(1-$))*(1-y))*(1-$)"/>
                  <anim:animate smil:dur="1s" smil:fill="hold" smil:targetElement="id36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 presentation:group-id="0">
                  <anim:set smil:begin="0s" smil:dur="0.001s" smil:fill="hold" smil:targetElement="id37" anim:sub-item="text" smil:attributeName="visibility" smil:to="visible"/>
                  <anim:animate smil:dur="1s" smil:fill="hold" smil:targetElement="id37" anim:sub-item="text" smil:attributeName="width" smil:values="0;width" smil:keyTimes="0;1"/>
                  <anim:animate smil:dur="1s" smil:fill="hold" smil:targetElement="id37" anim:sub-item="text" smil:attributeName="height" smil:values="0;height" smil:keyTimes="0;1"/>
                  <anim:animate smil:dur="1s" smil:fill="hold" smil:targetElement="id37" anim:sub-item="text" smil:attributeName="x" smil:values="0;1" smil:keyTimes="0;1" anim:formula="x+(cos(-2*pi*(1-$))*-x-sin(-2*pi*(1-$))*(1-y))*(1-$)"/>
                  <anim:animate smil:dur="1s" smil:fill="hold" smil:targetElement="id37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 presentation:group-id="0">
                  <anim:set smil:begin="0s" smil:dur="0.001s" smil:fill="hold" smil:targetElement="id38" anim:sub-item="text" smil:attributeName="visibility" smil:to="visible"/>
                  <anim:animate smil:dur="1s" smil:fill="hold" smil:targetElement="id38" anim:sub-item="text" smil:attributeName="width" smil:values="0;width" smil:keyTimes="0;1"/>
                  <anim:animate smil:dur="1s" smil:fill="hold" smil:targetElement="id38" anim:sub-item="text" smil:attributeName="height" smil:values="0;height" smil:keyTimes="0;1"/>
                  <anim:animate smil:dur="1s" smil:fill="hold" smil:targetElement="id38" anim:sub-item="text" smil:attributeName="x" smil:values="0;1" smil:keyTimes="0;1" anim:formula="x+(cos(-2*pi*(1-$))*-x-sin(-2*pi*(1-$))*(1-y))*(1-$)"/>
                  <anim:animate smil:dur="1s" smil:fill="hold" smil:targetElement="id38" anim:sub-item="text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 presentation:group-id="0">
                  <anim:set smil:begin="0s" smil:dur="0.001s" smil:fill="hold" smil:targetElement="id39" anim:sub-item="text" smil:attributeName="visibility" smil:to="visible"/>
                  <anim:animate smil:dur="1s" smil:fill="hold" smil:targetElement="id39" anim:sub-item="text" smil:attributeName="width" smil:values="0;width" smil:keyTimes="0;1"/>
                  <anim:animate smil:dur="1s" smil:fill="hold" smil:targetElement="id39" anim:sub-item="text" smil:attributeName="height" smil:values="0;height" smil:keyTimes="0;1"/>
                  <anim:animate smil:dur="1s" smil:fill="hold" smil:targetElement="id39" anim:sub-item="text" smil:attributeName="x" smil:values="0;1" smil:keyTimes="0;1" anim:formula="x+(cos(-2*pi*(1-$))*-x-sin(-2*pi*(1-$))*(1-y))*(1-$)"/>
                  <anim:animate smil:dur="1s" smil:fill="hold" smil:targetElement="id39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 presentation:group-id="0">
                  <anim:set smil:begin="0s" smil:dur="0.001s" smil:fill="hold" smil:targetElement="id40" anim:sub-item="text" smil:attributeName="visibility" smil:to="visible"/>
                  <anim:animate smil:dur="1s" smil:fill="hold" smil:targetElement="id40" anim:sub-item="text" smil:attributeName="width" smil:values="0;width" smil:keyTimes="0;1"/>
                  <anim:animate smil:dur="1s" smil:fill="hold" smil:targetElement="id40" anim:sub-item="text" smil:attributeName="height" smil:values="0;height" smil:keyTimes="0;1"/>
                  <anim:animate smil:dur="1s" smil:fill="hold" smil:targetElement="id40" anim:sub-item="text" smil:attributeName="x" smil:values="0;1" smil:keyTimes="0;1" anim:formula="x+(cos(-2*pi*(1-$))*-x-sin(-2*pi*(1-$))*(1-y))*(1-$)"/>
                  <anim:animate smil:dur="1s" smil:fill="hold" smil:targetElement="id40" anim:sub-item="text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 presentation:group-id="0">
                  <anim:set smil:begin="0s" smil:dur="0.001s" smil:fill="hold" smil:targetElement="id41" anim:sub-item="text" smil:attributeName="visibility" smil:to="visible"/>
                  <anim:animate smil:dur="1s" smil:fill="hold" smil:targetElement="id41" anim:sub-item="text" smil:attributeName="width" smil:values="0;width" smil:keyTimes="0;1"/>
                  <anim:animate smil:dur="1s" smil:fill="hold" smil:targetElement="id41" anim:sub-item="text" smil:attributeName="height" smil:values="0;height" smil:keyTimes="0;1"/>
                  <anim:animate smil:dur="1s" smil:fill="hold" smil:targetElement="id41" anim:sub-item="text" smil:attributeName="x" smil:values="0;1" smil:keyTimes="0;1" anim:formula="x+(cos(-2*pi*(1-$))*-x-sin(-2*pi*(1-$))*(1-y))*(1-$)"/>
                  <anim:animate smil:dur="1s" smil:fill="hold" smil:targetElement="id41" anim:sub-item="text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 presentation:group-id="0">
                  <anim:set smil:begin="0s" smil:dur="0.001s" smil:fill="hold" smil:targetElement="id42" anim:sub-item="text" smil:attributeName="visibility" smil:to="visible"/>
                  <anim:animate smil:dur="1s" smil:fill="hold" smil:targetElement="id42" anim:sub-item="text" smil:attributeName="width" smil:values="0;width" smil:keyTimes="0;1"/>
                  <anim:animate smil:dur="1s" smil:fill="hold" smil:targetElement="id42" anim:sub-item="text" smil:attributeName="height" smil:values="0;height" smil:keyTimes="0;1"/>
                  <anim:animate smil:dur="1s" smil:fill="hold" smil:targetElement="id42" anim:sub-item="text" smil:attributeName="x" smil:values="0;1" smil:keyTimes="0;1" anim:formula="x+(cos(-2*pi*(1-$))*-x-sin(-2*pi*(1-$))*(1-y))*(1-$)"/>
                  <anim:animate smil:dur="1s" smil:fill="hold" smil:targetElement="id4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vvv" presentation:presentation-page-layout-name="AL2T1" presentation:use-footer-name="ftr1" presentation:use-date-time-name="dtd1" xml:id="id43" draw:id="id43">
        <draw:frame presentation:style-name="pr4" draw:text-style-name="P4" draw:layer="layout" svg:width="25.199cm" svg:height="2.343cm" svg:x="1.4cm" svg:y="1.457cm" presentation:class="title" presentation:user-transformed="true">
          <draw:text-box>
            <text:p><text:span text:style-name="T8">+-*/</text:span></text:p>
          </draw:text-box>
        </draw:frame>
        <draw:frame presentation:style-name="pr11" draw:layer="layout" svg:width="24.199cm" svg:height="13.023cm" svg:x="2.4cm" svg:y="5.5cm" presentation:class="outline" presentation:user-transformed="true">
          <draw:text-box>
            <text:list text:style-name="L2">
              <text:list-item>
                <text:p xml:id="id44" text:id="id44">Numbers are concepts</text:p>
              </text:list-item>
              <text:list-item>
                <text:p xml:id="id45" text:id="id45"><text:span text:style-name="T9">One</text:span> essence of a statement:</text:p>
                <text:list>
                  <text:list-header>
                    <text:p xml:id="id46" text:id="id46">“<text:span text:style-name="T3">The moons of Jupiter.</text:span>” → 63 (moons) </text:p>
                    <text:p/>
                  </text:list-header>
                </text:list>
              </text:list-item>
              <text:list-item>
                <text:p xml:id="id47" text:id="id47">Gottlob Frege, <text:span text:style-name="T3">The Foundations of Arithmetic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 presentation:group-id="0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  <anim:animate smil:dur="2s" smil:fill="hold" smil:targetElement="id44" anim:sub-item="text" smil:attributeName="rotate" smil:values="720;0" smil:keyTimes="0;1"/>
                  <anim:animate smil:dur="2s" smil:fill="hold" smil:targetElement="id44" anim:sub-item="text" smil:attributeName="height" smil:values="0;height" smil:keyTimes="0;1"/>
                  <anim:animate smil:dur="2s" smil:fill="hold" smil:targetElement="id44" anim:sub-item="text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 presentation:group-id="0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  <anim:animate smil:dur="2s" smil:fill="hold" smil:targetElement="id45" anim:sub-item="text" smil:attributeName="rotate" smil:values="720;0" smil:keyTimes="0;1"/>
                  <anim:animate smil:dur="2s" smil:fill="hold" smil:targetElement="id45" anim:sub-item="text" smil:attributeName="height" smil:values="0;height" smil:keyTimes="0;1"/>
                  <anim:animate smil:dur="2s" smil:fill="hold" smil:targetElement="id45" anim:sub-item="text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 presentation:group-id="0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  <anim:animate smil:dur="2s" smil:fill="hold" smil:targetElement="id46" anim:sub-item="text" smil:attributeName="rotate" smil:values="720;0" smil:keyTimes="0;1"/>
                  <anim:animate smil:dur="2s" smil:fill="hold" smil:targetElement="id46" anim:sub-item="text" smil:attributeName="height" smil:values="0;height" smil:keyTimes="0;1"/>
                  <anim:animate smil:dur="2s" smil:fill="hold" smil:targetElement="id46" anim:sub-item="text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 presentation:group-id="0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  <anim:animate smil:dur="2s" smil:fill="hold" smil:targetElement="id47" anim:sub-item="text" smil:attributeName="rotate" smil:values="720;0" smil:keyTimes="0;1"/>
                  <anim:animate smil:dur="2s" smil:fill="hold" smil:targetElement="id47" anim:sub-item="text" smil:attributeName="height" smil:values="0;height" smil:keyTimes="0;1"/>
                  <anim:animate smil:dur="2s" smil:fill="hold" smil:targetElement="id4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vvv" presentation:presentation-page-layout-name="AL2T1" presentation:use-footer-name="ftr1" presentation:use-date-time-name="dtd1" xml:id="id48" draw:id="id48">
        <draw:frame presentation:style-name="pr4" draw:text-style-name="P4" draw:layer="layout" svg:width="25.199cm" svg:height="2.343cm" svg:x="1.4cm" svg:y="1.457cm" presentation:class="title" presentation:user-transformed="true">
          <draw:text-box>
            <text:p><text:span text:style-name="T8">+-*/</text:span></text:p>
          </draw:text-box>
        </draw:frame>
        <draw:frame presentation:style-name="pr11" draw:layer="layout" svg:width="24.199cm" svg:height="13.123cm" svg:x="2.4cm" svg:y="5.4cm" presentation:class="outline" presentation:user-transformed="true">
          <draw:text-box>
            <text:list text:style-name="L2">
              <text:list-item>
                <text:p xml:id="id49" text:id="id49"><text:span text:style-name="T8">+-*/ </text:span><text:span text:style-name="T10">are concepts as well</text:span><text:span text:style-name="T8">: </text:span></text:p>
                <text:list>
                  <text:list-header>
                    <text:p xml:id="id50" text:id="id50">“<text:span text:style-name="T3">I have seen a moon of Jupiter explode, then I have seen another one explode.</text:span>”</text:p>
                    <text:p xml:id="id51" text:id="id51">→ 63 – 2 = 61 (moons)</text:p>
                  </text:list-header>
                </text:list>
              </text:list-item>
            </text:list>
          </draw:text-box>
        </draw:frame>
        <anim:par presentation:node-type="timing-root">
          <anim:par smil:begin="id48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 presentation:group-id="0">
                  <anim:set smil:begin="0s" smil:dur="0.001s" smil:fill="hold" smil:targetElement="id49" anim:sub-item="text" smil:attributeName="visibility" smil:to="visible"/>
                  <anim:transitionFilter smil:dur="0.77s" smil:decelerate="1" smil:targetElement="id49" anim:sub-item="text" smil:type="fade" smil:subtype="crossfade"/>
                  <anim:animateTransform smil:dur="0.77s" smil:decelerate="1" smil:targetElement="id49" anim:sub-item="text" smil:from="0.1,0.1" smil:to="2,4.5" smil:attributeName="transform" svg:type="scale"/>
                  <anim:animateTransform smil:begin="0.77s" smil:dur="1.23s" smil:fill="hold" smil:accelerate="1" smil:targetElement="id49" anim:sub-item="text" smil:from="2,4.5" smil:to="1,1" smil:attributeName="transform" svg:type="scale"/>
                  <anim:set smil:dur="0.77s" smil:fill="hold" smil:targetElement="id49" anim:sub-item="text" smil:attributeName="x" smil:to="(0.5)"/>
                  <anim:animate smil:begin="0.77s" smil:dur="1.23s" smil:fill="hold" smil:accelerate="1" smil:targetElement="id49" anim:sub-item="text" smil:attributeName="x" smil:from="(0.5)" smil:to="(x)"/>
                  <anim:set smil:dur="0.77s" smil:fill="hold" smil:targetElement="id49" anim:sub-item="text" smil:attributeName="y" smil:to="(y+0.4)"/>
                  <anim:animate smil:begin="0.77s" smil:dur="1.23s" smil:fill="hold" smil:accelerate="1" smil:targetElement="id49" anim:sub-item="text" smil:attributeName="y" smil:from="(y+0.4)" smil:to="(y)"/>
                </anim:par>
                <anim:par smil:begin="0s" smil:fill="hold" presentation:node-type="with-previous" presentation:preset-class="entrance" presentation:preset-id="ooo-entrance-magnify" presentation:group-id="0">
                  <anim:set smil:begin="0s" smil:dur="0.001s" smil:fill="hold" smil:targetElement="id50" anim:sub-item="text" smil:attributeName="visibility" smil:to="visible"/>
                  <anim:transitionFilter smil:dur="0.77s" smil:decelerate="1" smil:targetElement="id50" anim:sub-item="text" smil:type="fade" smil:subtype="crossfade"/>
                  <anim:animateTransform smil:dur="0.77s" smil:decelerate="1" smil:targetElement="id50" anim:sub-item="text" smil:from="0.1,0.1" smil:to="2,4.5" smil:attributeName="transform" svg:type="scale"/>
                  <anim:animateTransform smil:begin="0.77s" smil:dur="1.23s" smil:fill="hold" smil:accelerate="1" smil:targetElement="id50" anim:sub-item="text" smil:from="2,4.5" smil:to="1,1" smil:attributeName="transform" svg:type="scale"/>
                  <anim:set smil:dur="0.77s" smil:fill="hold" smil:targetElement="id50" anim:sub-item="text" smil:attributeName="x" smil:to="(0.5)"/>
                  <anim:animate smil:begin="0.77s" smil:dur="1.23s" smil:fill="hold" smil:accelerate="1" smil:targetElement="id50" anim:sub-item="text" smil:attributeName="x" smil:from="(0.5)" smil:to="(x)"/>
                  <anim:set smil:dur="0.77s" smil:fill="hold" smil:targetElement="id50" anim:sub-item="text" smil:attributeName="y" smil:to="(y+0.4)"/>
                  <anim:animate smil:begin="0.77s" smil:dur="1.23s" smil:fill="hold" smil:accelerate="1" smil:targetElement="id50" anim:sub-item="text" smil:attributeName="y" smil:from="(y+0.4)" smil:to="(y)"/>
                </anim:par>
                <anim:par smil:begin="0s" smil:fill="hold" presentation:node-type="with-previous" presentation:preset-class="entrance" presentation:preset-id="ooo-entrance-magnify" presentation:group-id="0">
                  <anim:set smil:begin="0s" smil:dur="0.001s" smil:fill="hold" smil:targetElement="id51" anim:sub-item="text" smil:attributeName="visibility" smil:to="visible"/>
                  <anim:transitionFilter smil:dur="0.77s" smil:decelerate="1" smil:targetElement="id51" anim:sub-item="text" smil:type="fade" smil:subtype="crossfade"/>
                  <anim:animateTransform smil:dur="0.77s" smil:decelerate="1" smil:targetElement="id51" anim:sub-item="text" smil:from="0.1,0.1" smil:to="2,4.5" smil:attributeName="transform" svg:type="scale"/>
                  <anim:animateTransform smil:begin="0.77s" smil:dur="1.23s" smil:fill="hold" smil:accelerate="1" smil:targetElement="id51" anim:sub-item="text" smil:from="2,4.5" smil:to="1,1" smil:attributeName="transform" svg:type="scale"/>
                  <anim:set smil:dur="0.77s" smil:fill="hold" smil:targetElement="id51" anim:sub-item="text" smil:attributeName="x" smil:to="(0.5)"/>
                  <anim:animate smil:begin="0.77s" smil:dur="1.23s" smil:fill="hold" smil:accelerate="1" smil:targetElement="id51" anim:sub-item="text" smil:attributeName="x" smil:from="(0.5)" smil:to="(x)"/>
                  <anim:set smil:dur="0.77s" smil:fill="hold" smil:targetElement="id51" anim:sub-item="text" smil:attributeName="y" smil:to="(y+0.4)"/>
                  <anim:animate smil:begin="0.77s" smil:dur="1.23s" smil:fill="hold" smil:accelerate="1" smil:targetElement="id51" anim:sub-item="text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vvv" presentation:presentation-page-layout-name="AL2T1" presentation:use-footer-name="ftr1" presentation:use-date-time-name="dtd1" xml:id="id52" draw:id="id52">
        <draw:frame presentation:style-name="pr4" draw:layer="layout" svg:width="25.199cm" svg:height="2.343cm" svg:x="1.401cm" svg:y="1.4cm" presentation:class="title" presentation:user-transformed="true">
          <draw:text-box>
            <text:p>What concepts do we need?</text:p>
          </draw:text-box>
        </draw:frame>
        <draw:frame presentation:style-name="pr8" draw:layer="layout" svg:width="23.599cm" svg:height="13.274cm" svg:x="3cm" svg:y="5.5cm" presentation:class="outline" presentation:user-transformed="true">
          <draw:text-box>
            <text:list text:style-name="L2">
              <text:list-item>
                <text:p xml:id="id53" text:id="id53">Logic</text:p>
              </text:list-item>
              <text:list-item>
                <text:p xml:id="id54" text:id="id54">1, 2, 3, (4)-D space </text:p>
              </text:list-item>
              <text:list-item>
                <text:p xml:id="id55" text:id="id55">Vectors</text:p>
                <text:list>
                  <text:list-item>
                    <text:p xml:id="id56" text:id="id56"><text:span text:style-name="T11">Arrow (direction + length)</text:span></text:p>
                  </text:list-item>
                  <text:list-item>
                    <text:p xml:id="id57" text:id="id57"><text:span text:style-name="T12">Position</text:span></text:p>
                  </text:list-item>
                  <text:list-item>
                    <text:p xml:id="id58" text:id="id58"><text:span text:style-name="T12">Color</text:span></text:p>
                  </text:list-item>
                </text:list>
              </text:list-item>
              <text:list-item>
                <text:p xml:id="id59" text:id="id59"><text:span text:style-name="T13">+-*/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53" anim:sub-item="text" smil:attributeName="visibility" smil:to="visible"/>
                  <anim:animate smil:begin="0s" smil:dur="0.5s" smil:fill="hold" smil:decelerate="0.5" smil:targetElement="id53" anim:sub-item="text" smil:attributeName="rotate" smil:values="-90;0" smil:keyTimes="0;1"/>
                  <anim:animate smil:begin="0s" smil:dur="0.5s" smil:fill="hold" smil:decelerate="0.5" smil:targetElement="id53" anim:sub-item="text" smil:attributeName="width" smil:values="width;width*.05" smil:keyTimes="0;1"/>
                  <anim:animate smil:begin="0.5s" smil:dur="0.5s" smil:fill="hold" smil:accelerate="0.5" smil:targetElement="id53" anim:sub-item="text" smil:attributeName="width" smil:values="width*.05;width" smil:keyTimes="0;1"/>
                  <anim:animate smil:dur="1s" smil:fill="hold" smil:targetElement="id53" anim:sub-item="text" smil:attributeName="height" smil:values="height;height" smil:keyTimes="0;1"/>
                  <anim:animate smil:begin="0s" smil:dur="0.5s" smil:fill="hold" smil:decelerate="0.5" smil:targetElement="id53" anim:sub-item="text" smil:attributeName="x" smil:values="x+.4;x" smil:keyTimes="0;1"/>
                  <anim:animate smil:begin="0s" smil:dur="0.5s" smil:fill="hold" smil:decelerate="0.5" smil:targetElement="id53" anim:sub-item="text" smil:attributeName="y" smil:values="y-.2;y+.1" smil:keyTimes="0;1"/>
                  <anim:animate smil:begin="0.5s" smil:dur="0.5s" smil:fill="hold" smil:accelerate="0.5" smil:targetElement="id53" anim:sub-item="text" smil:attributeName="y" smil:values="y+.1;y" smil:keyTimes="0;1"/>
                  <anim:transitionFilter smil:begin="0s" smil:dur="1s" smil:decelerate="0.5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54" anim:sub-item="text" smil:attributeName="visibility" smil:to="visible"/>
                  <anim:animate smil:begin="0s" smil:dur="0.5s" smil:fill="hold" smil:decelerate="0.5" smil:targetElement="id54" anim:sub-item="text" smil:attributeName="rotate" smil:values="-90;0" smil:keyTimes="0;1"/>
                  <anim:animate smil:begin="0s" smil:dur="0.5s" smil:fill="hold" smil:decelerate="0.5" smil:targetElement="id54" anim:sub-item="text" smil:attributeName="width" smil:values="width;width*.05" smil:keyTimes="0;1"/>
                  <anim:animate smil:begin="0.5s" smil:dur="0.5s" smil:fill="hold" smil:accelerate="0.5" smil:targetElement="id54" anim:sub-item="text" smil:attributeName="width" smil:values="width*.05;width" smil:keyTimes="0;1"/>
                  <anim:animate smil:dur="1s" smil:fill="hold" smil:targetElement="id54" anim:sub-item="text" smil:attributeName="height" smil:values="height;height" smil:keyTimes="0;1"/>
                  <anim:animate smil:begin="0s" smil:dur="0.5s" smil:fill="hold" smil:decelerate="0.5" smil:targetElement="id54" anim:sub-item="text" smil:attributeName="x" smil:values="x+.4;x" smil:keyTimes="0;1"/>
                  <anim:animate smil:begin="0s" smil:dur="0.5s" smil:fill="hold" smil:decelerate="0.5" smil:targetElement="id54" anim:sub-item="text" smil:attributeName="y" smil:values="y-.2;y+.1" smil:keyTimes="0;1"/>
                  <anim:animate smil:begin="0.5s" smil:dur="0.5s" smil:fill="hold" smil:accelerate="0.5" smil:targetElement="id54" anim:sub-item="text" smil:attributeName="y" smil:values="y+.1;y" smil:keyTimes="0;1"/>
                  <anim:transitionFilter smil:begin="0s" smil:dur="1s" smil:decelerate="0.5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55" anim:sub-item="text" smil:attributeName="visibility" smil:to="visible"/>
                  <anim:animate smil:begin="0s" smil:dur="0.5s" smil:fill="hold" smil:decelerate="0.5" smil:targetElement="id55" anim:sub-item="text" smil:attributeName="rotate" smil:values="-90;0" smil:keyTimes="0;1"/>
                  <anim:animate smil:begin="0s" smil:dur="0.5s" smil:fill="hold" smil:decelerate="0.5" smil:targetElement="id55" anim:sub-item="text" smil:attributeName="width" smil:values="width;width*.05" smil:keyTimes="0;1"/>
                  <anim:animate smil:begin="0.5s" smil:dur="0.5s" smil:fill="hold" smil:accelerate="0.5" smil:targetElement="id55" anim:sub-item="text" smil:attributeName="width" smil:values="width*.05;width" smil:keyTimes="0;1"/>
                  <anim:animate smil:dur="1s" smil:fill="hold" smil:targetElement="id55" anim:sub-item="text" smil:attributeName="height" smil:values="height;height" smil:keyTimes="0;1"/>
                  <anim:animate smil:begin="0s" smil:dur="0.5s" smil:fill="hold" smil:decelerate="0.5" smil:targetElement="id55" anim:sub-item="text" smil:attributeName="x" smil:values="x+.4;x" smil:keyTimes="0;1"/>
                  <anim:animate smil:begin="0s" smil:dur="0.5s" smil:fill="hold" smil:decelerate="0.5" smil:targetElement="id55" anim:sub-item="text" smil:attributeName="y" smil:values="y-.2;y+.1" smil:keyTimes="0;1"/>
                  <anim:animate smil:begin="0.5s" smil:dur="0.5s" smil:fill="hold" smil:accelerate="0.5" smil:targetElement="id55" anim:sub-item="text" smil:attributeName="y" smil:values="y+.1;y" smil:keyTimes="0;1"/>
                  <anim:transitionFilter smil:begin="0s" smil:dur="1s" smil:decelerate="0.5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56" anim:sub-item="text" smil:attributeName="visibility" smil:to="visible"/>
                  <anim:animate smil:begin="0s" smil:dur="0.5s" smil:fill="hold" smil:decelerate="0.5" smil:targetElement="id56" anim:sub-item="text" smil:attributeName="rotate" smil:values="-90;0" smil:keyTimes="0;1"/>
                  <anim:animate smil:begin="0s" smil:dur="0.5s" smil:fill="hold" smil:decelerate="0.5" smil:targetElement="id56" anim:sub-item="text" smil:attributeName="width" smil:values="width;width*.05" smil:keyTimes="0;1"/>
                  <anim:animate smil:begin="0.5s" smil:dur="0.5s" smil:fill="hold" smil:accelerate="0.5" smil:targetElement="id56" anim:sub-item="text" smil:attributeName="width" smil:values="width*.05;width" smil:keyTimes="0;1"/>
                  <anim:animate smil:dur="1s" smil:fill="hold" smil:targetElement="id56" anim:sub-item="text" smil:attributeName="height" smil:values="height;height" smil:keyTimes="0;1"/>
                  <anim:animate smil:begin="0s" smil:dur="0.5s" smil:fill="hold" smil:decelerate="0.5" smil:targetElement="id56" anim:sub-item="text" smil:attributeName="x" smil:values="x+.4;x" smil:keyTimes="0;1"/>
                  <anim:animate smil:begin="0s" smil:dur="0.5s" smil:fill="hold" smil:decelerate="0.5" smil:targetElement="id56" anim:sub-item="text" smil:attributeName="y" smil:values="y-.2;y+.1" smil:keyTimes="0;1"/>
                  <anim:animate smil:begin="0.5s" smil:dur="0.5s" smil:fill="hold" smil:accelerate="0.5" smil:targetElement="id56" anim:sub-item="text" smil:attributeName="y" smil:values="y+.1;y" smil:keyTimes="0;1"/>
                  <anim:transitionFilter smil:begin="0s" smil:dur="1s" smil:decelerate="0.5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57" anim:sub-item="text" smil:attributeName="visibility" smil:to="visible"/>
                  <anim:animate smil:begin="0s" smil:dur="0.5s" smil:fill="hold" smil:decelerate="0.5" smil:targetElement="id57" anim:sub-item="text" smil:attributeName="rotate" smil:values="-90;0" smil:keyTimes="0;1"/>
                  <anim:animate smil:begin="0s" smil:dur="0.5s" smil:fill="hold" smil:decelerate="0.5" smil:targetElement="id57" anim:sub-item="text" smil:attributeName="width" smil:values="width;width*.05" smil:keyTimes="0;1"/>
                  <anim:animate smil:begin="0.5s" smil:dur="0.5s" smil:fill="hold" smil:accelerate="0.5" smil:targetElement="id57" anim:sub-item="text" smil:attributeName="width" smil:values="width*.05;width" smil:keyTimes="0;1"/>
                  <anim:animate smil:dur="1s" smil:fill="hold" smil:targetElement="id57" anim:sub-item="text" smil:attributeName="height" smil:values="height;height" smil:keyTimes="0;1"/>
                  <anim:animate smil:begin="0s" smil:dur="0.5s" smil:fill="hold" smil:decelerate="0.5" smil:targetElement="id57" anim:sub-item="text" smil:attributeName="x" smil:values="x+.4;x" smil:keyTimes="0;1"/>
                  <anim:animate smil:begin="0s" smil:dur="0.5s" smil:fill="hold" smil:decelerate="0.5" smil:targetElement="id57" anim:sub-item="text" smil:attributeName="y" smil:values="y-.2;y+.1" smil:keyTimes="0;1"/>
                  <anim:animate smil:begin="0.5s" smil:dur="0.5s" smil:fill="hold" smil:accelerate="0.5" smil:targetElement="id57" anim:sub-item="text" smil:attributeName="y" smil:values="y+.1;y" smil:keyTimes="0;1"/>
                  <anim:transitionFilter smil:begin="0s" smil:dur="1s" smil:decelerate="0.5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boomerang" presentation:group-id="0">
                  <anim:set smil:begin="0s" smil:dur="0.001s" smil:fill="hold" smil:targetElement="id58" anim:sub-item="text" smil:attributeName="visibility" smil:to="visible"/>
                  <anim:animate smil:begin="0s" smil:dur="0.5s" smil:fill="hold" smil:decelerate="0.5" smil:targetElement="id58" anim:sub-item="text" smil:attributeName="rotate" smil:values="-90;0" smil:keyTimes="0;1"/>
                  <anim:animate smil:begin="0s" smil:dur="0.5s" smil:fill="hold" smil:decelerate="0.5" smil:targetElement="id58" anim:sub-item="text" smil:attributeName="width" smil:values="width;width*.05" smil:keyTimes="0;1"/>
                  <anim:animate smil:begin="0.5s" smil:dur="0.5s" smil:fill="hold" smil:accelerate="0.5" smil:targetElement="id58" anim:sub-item="text" smil:attributeName="width" smil:values="width*.05;width" smil:keyTimes="0;1"/>
                  <anim:animate smil:dur="1s" smil:fill="hold" smil:targetElement="id58" anim:sub-item="text" smil:attributeName="height" smil:values="height;height" smil:keyTimes="0;1"/>
                  <anim:animate smil:begin="0s" smil:dur="0.5s" smil:fill="hold" smil:decelerate="0.5" smil:targetElement="id58" anim:sub-item="text" smil:attributeName="x" smil:values="x+.4;x" smil:keyTimes="0;1"/>
                  <anim:animate smil:begin="0s" smil:dur="0.5s" smil:fill="hold" smil:decelerate="0.5" smil:targetElement="id58" anim:sub-item="text" smil:attributeName="y" smil:values="y-.2;y+.1" smil:keyTimes="0;1"/>
                  <anim:animate smil:begin="0.5s" smil:dur="0.5s" smil:fill="hold" smil:accelerate="0.5" smil:targetElement="id58" anim:sub-item="text" smil:attributeName="y" smil:values="y+.1;y" smil:keyTimes="0;1"/>
                  <anim:transitionFilter smil:begin="0s" smil:dur="1s" smil:decelerate="0.5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0">
                  <anim:set smil:begin="0s" smil:dur="0.001s" smil:fill="hold" smil:targetElement="id59" anim:sub-item="text" smil:attributeName="visibility" smil:to="visible"/>
                  <anim:animate smil:begin="0s" smil:dur="0.5s" smil:fill="hold" smil:decelerate="0.5" smil:targetElement="id59" anim:sub-item="text" smil:attributeName="rotate" smil:values="-90;0" smil:keyTimes="0;1"/>
                  <anim:animate smil:begin="0s" smil:dur="0.5s" smil:fill="hold" smil:decelerate="0.5" smil:targetElement="id59" anim:sub-item="text" smil:attributeName="width" smil:values="width;width*.05" smil:keyTimes="0;1"/>
                  <anim:animate smil:begin="0.5s" smil:dur="0.5s" smil:fill="hold" smil:accelerate="0.5" smil:targetElement="id59" anim:sub-item="text" smil:attributeName="width" smil:values="width*.05;width" smil:keyTimes="0;1"/>
                  <anim:animate smil:dur="1s" smil:fill="hold" smil:targetElement="id59" anim:sub-item="text" smil:attributeName="height" smil:values="height;height" smil:keyTimes="0;1"/>
                  <anim:animate smil:begin="0s" smil:dur="0.5s" smil:fill="hold" smil:decelerate="0.5" smil:targetElement="id59" anim:sub-item="text" smil:attributeName="x" smil:values="x+.4;x" smil:keyTimes="0;1"/>
                  <anim:animate smil:begin="0s" smil:dur="0.5s" smil:fill="hold" smil:decelerate="0.5" smil:targetElement="id59" anim:sub-item="text" smil:attributeName="y" smil:values="y-.2;y+.1" smil:keyTimes="0;1"/>
                  <anim:animate smil:begin="0.5s" smil:dur="0.5s" smil:fill="hold" smil:accelerate="0.5" smil:targetElement="id59" anim:sub-item="text" smil:attributeName="y" smil:values="y+.1;y" smil:keyTimes="0;1"/>
                  <anim:transitionFilter smil:begin="0s" smil:dur="1s" smil:decelerate="0.5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vvv" presentation:presentation-page-layout-name="AL2T1" presentation:use-footer-name="ftr1" presentation:use-date-time-name="dtd1" xml:id="id60" draw:id="id60">
        <draw:frame presentation:style-name="pr4" draw:layer="layout" svg:width="25.199cm" svg:height="2.343cm" svg:x="1.401cm" svg:y="1.4cm" presentation:class="title" presentation:user-transformed="true">
          <draw:text-box>
            <text:p>What concepts do we need?</text:p>
          </draw:text-box>
        </draw:frame>
        <draw:frame presentation:style-name="pr8" draw:layer="layout" svg:width="23.599cm" svg:height="13.274cm" svg:x="3cm" svg:y="5.5cm" presentation:class="outline" presentation:user-transformed="true">
          <draw:text-box>
            <text:list text:style-name="L2">
              <text:list-item>
                <text:p xml:id="id61" text:id="id61">4x4 Matrix</text:p>
                <text:list>
                  <text:list-item>
                    <text:p xml:id="id62" text:id="id62">Transformations</text:p>
                  </text:list-item>
                </text:list>
              </text:list-item>
              <text:list-item>
                <text:p xml:id="id63" text:id="id63">Matrix * Matrix → Combine transformation</text:p>
              </text:list-item>
              <text:list-item>
                <text:p xml:id="id64" text:id="id64"><text:span text:style-name="T14">Matrix * Vector → Apply transformation to vector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1" smil:targetElement="id61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1" smil:targetElement="id62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1" smil:targetElement="id63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presentation:group-id="1" smil:targetElement="id64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vvv" presentation:presentation-page-layout-name="AL2T1" presentation:use-footer-name="ftr1" presentation:use-date-time-name="dtd1" xml:id="id65" draw:id="id65">
        <draw:frame presentation:style-name="pr12" draw:layer="layout" svg:width="25.199cm" svg:height="2.343cm" svg:x="1.401cm" svg:y="1.457cm" presentation:class="title" presentation:user-transformed="true">
          <draw:text-box>
            <text:p>Let's have a look</text:p>
          </draw:text-box>
        </draw:frame>
        <draw:frame presentation:style-name="pr13" draw:layer="layout" svg:width="23.099cm" svg:height="12.18cm" svg:x="3.5cm" svg:y="5.5cm" presentation:class="outline">
          <draw:text-box>
            <text:list text:style-name="L2">
              <text:list-header>
                <text:p/>
                <text:p>→ Patches</text:p>
              </text:list-header>
            </text:list>
          </draw:text-box>
        </draw:frame>
        <anim:par presentation:node-type="timing-root">
          <anim:par smil:begin="id6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vvv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vvvv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vvv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vvv-outline1" style:family="presentation">
      <style:graphic-properties draw:stroke="none" draw:fill="none" draw:auto-grow-height="false" draw:fit-to-size="shrink-to-fit">
        <text:list-style style:name="vvvv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ucida Sans Unicode'" style:font-style-name="Standard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vv-outline2" style:family="presentation" style:parent-style-name="vvvv-outline1">
      <style:paragraph-properties fo:margin-left="0cm" fo:margin-right="0cm" fo:margin-top="0cm" fo:margin-bottom="0.4cm" fo:text-indent="0cm"/>
      <style:text-properties fo:font-size="24pt" style:font-size-asian="28pt" style:font-size-complex="28pt"/>
    </style:style>
    <style:style style:name="vvvv-outline3" style:family="presentation" style:parent-style-name="vvvv-outline2">
      <style:paragraph-properties fo:margin-left="0cm" fo:margin-right="0cm" fo:margin-top="0cm" fo:margin-bottom="0.3cm" fo:text-indent="0cm"/>
      <style:text-properties style:font-size-asian="24pt" style:font-size-complex="24pt"/>
    </style:style>
    <style:style style:name="vvvv-outline4" style:family="presentation" style:parent-style-name="vvvv-outline3">
      <style:paragraph-properties fo:margin-left="0cm" fo:margin-right="0cm" fo:margin-top="0cm" fo:margin-bottom="0.2cm" fo:text-indent="0cm"/>
      <style:text-properties style:font-size-asian="20pt" style:font-size-complex="20pt"/>
    </style:style>
    <style:style style:name="vvvv-outline5" style:family="presentation" style:parent-style-name="vvvv-outline4">
      <style:paragraph-properties fo:margin-left="0cm" fo:margin-right="0cm" fo:margin-top="0cm" fo:margin-bottom="0.1cm" fo:text-indent="0cm"/>
      <style:text-properties style:font-size-asian="20pt" style:font-size-complex="20pt"/>
    </style:style>
    <style:style style:name="vvvv-outline6" style:family="presentation" style:parent-style-name="vvvv-outline5">
      <style:paragraph-properties fo:margin-left="0cm" fo:margin-right="0cm" fo:margin-top="0cm" fo:margin-bottom="0.1cm" fo:text-indent="0cm"/>
      <style:text-properties style:font-size-asian="20pt" style:font-size-complex="20pt"/>
    </style:style>
    <style:style style:name="vvvv-outline7" style:family="presentation" style:parent-style-name="vvvv-outline6">
      <style:paragraph-properties fo:margin-left="0cm" fo:margin-right="0cm" fo:margin-top="0cm" fo:margin-bottom="0.1cm" fo:text-indent="0cm"/>
      <style:text-properties style:font-size-asian="20pt" style:font-size-complex="20pt"/>
    </style:style>
    <style:style style:name="vvvv-outline8" style:family="presentation" style:parent-style-name="vvvv-outline7">
      <style:paragraph-properties fo:margin-left="0cm" fo:margin-right="0cm" fo:margin-top="0cm" fo:margin-bottom="0.1cm" fo:text-indent="0cm"/>
      <style:text-properties style:font-size-asian="20pt" style:font-size-complex="20pt"/>
    </style:style>
    <style:style style:name="vvvv-outline9" style:family="presentation" style:parent-style-name="vvvv-outline8">
      <style:paragraph-properties fo:margin-left="0cm" fo:margin-right="0cm" fo:margin-top="0cm" fo:margin-bottom="0.1cm" fo:text-indent="0cm"/>
      <style:text-properties style:font-size-asian="20pt" style:font-size-complex="20pt"/>
    </style:style>
    <style:style style:name="vvvv-subtitle" style:family="presentation">
      <style:graphic-properties draw:stroke="none" draw:fill="none" draw:textarea-vertical-align="middle">
        <text:list-style style:name="vvvv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vv-title" style:family="presentation">
      <style:graphic-properties draw:stroke="none" draw:fill="none" draw:textarea-vertical-align="top">
        <text:list-style style:name="vvvv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ucida Sans Unicode'" style:font-style-name="Standard" style:font-family-generic="swiss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vvv-backgroundobjects">
      <style:graphic-properties draw:stroke="none" draw:fill="none" draw:fill-color="#ffffff" draw:auto-grow-height="false" fo:min-height="1.449cm"/>
    </style:style>
    <style:style style:name="Mpr2" style:family="presentation" style:parent-style-name="vvvv-backgroundobjects">
      <style:graphic-properties draw:stroke="none" draw:fill="none" draw:fill-color="#ffffff" draw:auto-grow-height="false" fo:min-height="1.485cm"/>
    </style:style>
    <style:style style:name="Mpr3" style:family="presentation" style:parent-style-name="vvvv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ucida Sans Unicode'" style:font-style-name="Standard" style:font-family-generic="swiss" style:font-pitch="variable" fo:font-size="12pt" style:font-size-asian="14pt" style:font-size-complex="14pt"/>
    </style:style>
    <style:style style:name="MP4" style:family="paragraph">
      <style:paragraph-properties fo:text-align="center"/>
      <style:text-properties fo:font-family="'Lucida Sans Unicode'" style:font-style-name="Standard" style:font-family-generic="swiss" style:font-pitch="variable" fo:font-size="12pt" style:font-size-asian="14pt" style:font-size-complex="14pt"/>
    </style:style>
    <style:style style:name="MP5" style:family="paragraph">
      <style:paragraph-properties fo:text-align="end"/>
      <style:text-properties fo:font-family="'Lucida Sans Unicode'" style:font-style-name="Standard" style:font-family-generic="swiss" style:font-pitch="variable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style-name="Standard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vvv" style:page-layout-name="PM1" draw:style-name="Mdp1">
      <draw:frame presentation:style-name="vvvv-title" draw:layer="backgroundobjects" svg:width="25.199cm" svg:height="2.343cm" svg:x="1.4cm" svg:y="2cm" presentation:class="title" presentation:placeholder="true">
        <draw:text-box/>
      </draw:frame>
      <draw:frame presentation:style-name="vvvv-outline1" draw:layer="backgroundobjects" svg:width="23.099cm" svg:height="12.18cm" svg:x="3.5cm" svg:y="5.5cm" presentation:class="outline" presentation:placeholder="true">
        <draw:text-box/>
      </draw:frame>
      <draw:frame presentation:style-name="Mpr1" draw:text-style-name="MP3" draw:layer="backgroundobjects" svg:width="6.523cm" svg:height="0.579cm" svg:x="1.4cm" svg:y="20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5cm" svg:height="0.579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23cm" svg:height="0.5cm" svg:x="20cm" svg:y="20cm" presentation:class="page-number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vvvv-title" draw:layer="backgroundobjects" svg:width="14.848cm" svg:height="11.136cm" svg:x="3.075cm" svg:y="2.257cm" presentation:class="page"/>
        <draw:frame presentation:style-name="vvvv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bjan Halm</meta:initial-creator>
    <meta:creation-date>2010-11-17T02:24:01.05</meta:creation-date>
    <meta:editing-duration>PT6H18M</meta:editing-duration>
    <meta:editing-cycles>76</meta:editing-cycles>
    <dc:date>2013-03-18T21:56:04.47</dc:date>
    <meta:generator>LibreOffice/4.0.0.3$Windows_x86 LibreOffice_project/7545bee9c2a0782548772a21bc84a9dcc583b89</meta:generator>
    <meta:document-statistic meta:object-count="73"/>
  </office:meta>
</office:document-meta>
</file>